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716775216">
          <text:insertion>
            <office:change-info>
              <dc:creator>Fabio Vitali</dc:creator>
              <dc:date>2010-09-28T12:24:00</dc:date>
            </office:change-info>
          </text:insertion>
        </text:changed-region>
        <text:changed-region text:id="ct716805984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like <text:change-start text:change-id="ct716775216"/>the <text:change-end text:change-id="ct716775216"/>fairy tale<text:change text:change-id="ct716805984"/> ‘Snow White and the Seven Dwarfs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24:41</dc:date>
    <dc:creator>Fabio Vitali</dc:creator>
    <meta:editing-duration>PT00H01M51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16" meta:character-count="74"/>
  </office:meta>
</office:document-meta>
</file>